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text-line-through-style="none" fo:font-size="14pt" fo:language="fr" fo:country="FR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text-line-through-style="none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color="#000000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02133088305966311" text:style-name="L1">
        <text:list-item>
          <text:p text:style-name="P5">Potion de grand soin</text:p>
        </text:list-item>
        <text:list-item>
          <text:p text:style-name="P5">Elixir de santé</text:p>
        </text:list-item>
        <text:list-item>
          <text:p text:style-name="P5">Huile de rapidité</text:p>
        </text:list-item>
        <text:list-item>
          <text:p text:style-name="P3">Potion d'haleine ardente</text:p>
        </text:list-item>
        <text:list-item>
          <text:p text:style-name="P4">Potion de résistance au feu</text:p>
        </text:list-item>
        <text:list-item>
          <text:p text:style-name="P1">Potion force morale</text:p>
        </text:list-item>
        <text:list-item>
          <text:p text:style-name="P1">Potion de force</text:p>
        </text:list-item>
        <text:list-item>
          <text:p text:style-name="P1"><text:span text:style-name="T1">Potion de régénération</text:span></text:p>
        </text:list-item>
        <text:list-item>
          <text:p text:style-name="P1"><text:span text:style-name="T1">Potion de clarté</text:span></text:p>
        </text:list-item>
        <text:list-item>
          <text:p text:style-name="P1"><text:span text:style-name="T1">Potion de blocage de magie</text:span></text:p>
        </text:list-item>
      </text:list>
      <text:p text:style-name="P6"><text:span text:style-name="T1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25S</meta:editing-duration>
    <meta:editing-cycles>3</meta:editing-cycles>
    <meta:generator>OpenOffice/4.1.7$Win32 OpenOffice.org_project/417m1$Build-9800</meta:generator>
    <dc:date>2022-06-05T09:57:03.45</dc:date>
    <meta:document-statistic meta:table-count="0" meta:image-count="0" meta:object-count="0" meta:page-count="1" meta:paragraph-count="10" meta:word-count="37" meta:character-count="205"/>
    <meta:user-defined meta:name="Info 1"/>
    <meta:user-defined meta:name="Info 2"/>
    <meta:user-defined meta:name="Info 3"/>
    <meta:user-defined meta:name="Info 4"/>
  </office:meta>
</office:document-meta>
</file>